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ymbolMT" svg:font-family="SymbolMT"/>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3" style:family="paragraph" style:parent-style-name="Standard">
      <style:paragraph-properties fo:text-align="start" style:justify-single-word="false" fo:break-before="page" style:text-autospace="none"/>
      <style:text-properties style:font-name="Times New Roman1" fo:font-size="12pt" style:font-name-asian="Times New Roman1" style:font-size-asian="12pt" style:font-name-complex="Times New Roman1" style:font-size-complex="12pt"/>
    </style:style>
    <style:style style:name="P4" style:family="paragraph" style:parent-style-name="Standard" style:list-style-name="L1">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Standard" style:list-style-name="L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T1" style:family="text">
      <style:text-properties fo:font-size="12pt" style:font-size-asian="12pt" style:font-size-complex="12pt"/>
    </style:style>
    <style:style style:name="T2" style:family="text">
      <style:text-properties style:font-name="SymbolMT" fo:font-size="12pt" style:font-name-asian="SymbolMT" style:font-size-asian="12pt" style:font-name-complex="SymbolM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l sistema descrive un dispositivo automatico finalizzato alla produzione di bevande.</text:p>
      <text:p text:style-name="P2"/>
      <text:p text:style-name="P2">Il sistema accetta una serie di monete, permette la selezione della bevanda desiderata attraverso</text:p>
      <text:p text:style-name="P2">un apposito tastierino, dopodiché avvia un processo per la</text:p>
      <text:p text:style-name="P2">preparazione della bevanda scelta. L’intero processo viene descritto e visualizzato attraverso un</text:p>
      <text:p text:style-name="P2">display LCD.</text:p>
      <text:p text:style-name="P2"/>
      <text:p text:style-name="P2"><text:s/>Il sistema verificato il valore delle monete inserite con il prezzo del prodotto scelto</text:p>
      <text:p text:style-name="P2">inizia la preparazione solo se tutti gli ingredienti per tale bevanda risultano essere disponibili <text:s/>e se <text:s/>l'ultima bevanda erogata è stata prelevata.</text:p>
      <text:p text:style-name="P2"/>
      <text:p text:style-name="P2">//Nel caso in cui un qualsiasi ingrediente sia mancante, un messaggio di errore avviserà l’utente</text:p>
      <text:p text:style-name="P2">//dell’impossibilità di produrre la bevanda scelta. </text:p>
      <text:p text:style-name="P2"/>
      <text:p text:style-name="P2">Una volta prodotta la bevanda, il sistema controlla il valore del credito residuo ed attiva</text:p>
      <text:p text:style-name="P2">un processo per la restituzione del resto.</text:p>
      <text:p text:style-name="P2"/>
      <text:p text:style-name="P2">Durante la fase di preparazione tutte le attività del sistema sono rese indisponibili. </text:p>
      <text:list xml:id="list1324664464" text:style-name="L1">
        <text:list-item>
          <text:p text:style-name="P4">le monete inserite durante la preparazione sono rigettate;</text:p>
        </text:list-item>
        <text:list-item>
          <text:p text:style-name="P4">la pressione di qualsiasi tasto è ignorata.</text:p>
        </text:list-item>
      </text:list>
      <text:p text:style-name="P2"/>
      <text:p text:style-name="P2">Inoltre, tutto il processo sarà visualizzato da un display grafico LCD il quale mostra le</text:p>
      <text:p text:style-name="P2">principali informazioni. In particolare, contiene i seguenti elementi:</text:p>
      <text:p text:style-name="P1"><text:span text:style-name="T2">• c</text:span><text:span text:style-name="T1">asella numerica contenente il valore del credito inserito; </text:span></text:p>
      <text:p text:style-name="P1"><text:span text:style-name="T2">• </text:span><text:span text:style-name="T1">barra di avanzamento composto da 5 caselle indicante la quantità di zucchero da</text:span></text:p>
      <text:p text:style-name="P2">prelevare per la preparazione della bevanda;</text:p>
      <text:p text:style-name="P1"><text:span text:style-name="T2">• </text:span><text:span text:style-name="T1">barra di avanzamento del processo il quale indica la percentuale del l’intero processo</text:span></text:p>
      <text:p text:style-name="P2">già completato oppure messaggio di errore.</text:p>
      <text:p text:style-name="P2"/>
      <text:p text:style-name="P2">Il tastierino numerico è composto da un insieme di tasti, ciascuno per ogni bevanda, <text:s/>dai tasti “+” e “-” che aumenta o diminuiscono la quantità di zucchero nell’intervallo chiuso tra 0 e 5 e da un tasto “annulla” che resetta il processo, restituendo i soldi inseriti. Chiaramente quando il valore assunto è uno degli estremi la relativa pressione dei tasti “-” e “+” non provoca nessuna operazione.</text:p>
      <text:p text:style-name="P2"/>
      <text:p text:style-name="P2">La pressione dei tasti può avvenire in modo casuale ed in qualsiasi ordine, ma ricordando che l’attivazione del processo di preparazione avviene esclusivamente al raggiungimento del credito necessario per la bevanda prescelta. </text:p>
      <text:p text:style-name="P2">Per bevanda prescelta si intende l'ultima bevanda scelta dall'utente, che può cambiare la sua scelta semplicemente premendo il tasto relativo ad un altra bevanda.</text:p>
      <text:p text:style-name="P2">Se l'utente effettua la scelta e il credito presente copre il prezzo della bevanda, l'erogazione è immediata.</text:p>
      <text:p text:style-name="P2"/>
      <text:p text:style-name="P2"/>
      <text:p text:style-name="P2"/>
      <text:p text:style-name="P2"/>
      <text:p text:style-name="P3">Componenti Parallele:</text:p>
      <text:list xml:id="list1248549910" text:style-name="L2">
        <text:list-item>
          <text:p text:style-name="P5">tastierino</text:p>
        </text:list-item>
        <text:list-item>
          <text:p text:style-name="P5">display LCD</text:p>
        </text:list-item>
        <text:list-item>
          <text:p text:style-name="P5">gettoniera</text:p>
        </text:list-item>
        <text:list-item>
          <text:p text:style-name="P5">erogat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SymbolMT" svg:font-family="SymbolMT"/>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2-18T18:06:02.79</meta:creation-date>
    <dc:date>2011-07-23T01:29:57</dc:date>
    <dc:creator>Iliana Petrova</dc:creator>
    <meta:editing-duration>PT00H47M39S</meta:editing-duration>
    <meta:editing-cycles>6</meta:editing-cycles>
    <meta:generator>OpenOffice.org/3.2$Unix OpenOffice.org_project/320m18$Build-9502</meta:generator>
    <meta:document-statistic meta:table-count="0" meta:image-count="0" meta:object-count="0" meta:page-count="2" meta:paragraph-count="30" meta:word-count="385" meta:character-count="2496"/>
  </office:meta>
</office:document-meta>
</file>